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98in" svg:x="0.1768in" svg:y="0.057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/>
          <table:table-cell table:formula="of:=[.H48]/[.G48]" office:value-type="percentage" office:value="0" calcext:value-type="percentage">
            <text:p>0.00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215" calcext:value-type="float">
            <text:p>215</text:p>
          </table:table-cell>
          <table:table-cell table:formula="of:=SUM([.K48] /[.J48])" office:value-type="percentage" office:value="0.0152201614045023" calcext:value-type="percentage">
            <text:p>1.52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152.201614045023" calcext:value-type="float">
            <text:p>152.20161404502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143968871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169724770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280988089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057388411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63886" calcext:value-type="float">
            <text:p>363886</text:p>
          </table:table-cell>
          <table:table-cell table:style-name="ce1" table:formula="of:=SUM([.H3:.H65])" office:value-type="float" office:value="3148" calcext:value-type="float">
            <text:p>3148</text:p>
          </table:table-cell>
          <table:table-cell table:formula="of:=[.H67]/[.G67]" office:value-type="percentage" office:value="0.00865106104659152" calcext:value-type="percentage">
            <text:p>0.87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5:06:59.386219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8-15T14:01:22</meta:creation-date>
    <dc:date>2021-08-10T15:07:37.676930332</dc:date>
    <meta:editing-duration>P2DT17H37M14S</meta:editing-duration>
    <meta:editing-cycles>157</meta:editing-cycles>
    <meta:generator>LibreOffice/7.1.5.2$MacOSX_X86_64 LibreOffice_project/85f04e9f809797b8199d13c421bd8a2b025d52b5</meta:generator>
    <meta:document-statistic meta:table-count="2" meta:cell-count="130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21cm" svg:y="0.772cm" svg:width="13.971cm" svg:height="7.916cm">
          <chart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cm" chart:style-name="ch2">
          <text:p>Astronomy and Astrophysics Abstracts</text:p>
        </chart:title>
        <chart:legend chart:legend-position="end" svg:x="10.951cm" svg:y="3.728cm" style:legend-expansion="high" chart:style-name="ch3"/>
        <chart:plot-area chart:style-name="ch4" table:cell-range-address="AAA.C3:AAA.C67 AAA.K1:AAA.K67 AAA.M2:AAA.M64 AAA.N2:AAA.N67" chart:data-source-has-labels="row" svg:x="1.304cm" svg:y="1.267cm" svg:width="9.344cm" svg:height="6.588cm">
          <chart:coordinate-region svg:x="2.162cm" svg:y="1.459cm" svg:width="8.08cm" svg:height="5.764cm"/>
          <chart:axis chart:dimension="x" chart:name="primary-x" chart:style-name="ch5">
            <chart:title svg:x="5.582cm" svg:y="8.035cm" chart:style-name="ch6">
              <text:p>Date</text:p>
            </chart:title>
          </chart:axis>
          <chart:axis chart:dimension="y" chart:name="primary-y" chart:style-name="ch7">
            <chart:title svg:x="0.451cm" svg:y="5.124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215">
                <text:p>215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152.201614045023">
                <text:p>152.201614045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